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59cm" table:align="margins" style:writing-mode="lr-tb"/>
    </style:style>
    <style:style style:name="Tabelle1.A" style:family="table-column">
      <style:table-column-properties style:column-width="8.795cm" style:rel-column-width="32767*"/>
    </style:style>
    <style:style style:name="Tabelle1.B" style:family="table-column">
      <style:table-column-properties style:column-width="8.795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017c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17c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7cbe" officeooo:paragraph-rsid="00017c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fad8" officeooo:paragraph-rsid="0003f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officeooo:paragraph-rsid="00017cbe" style:font-size-asian="11pt" style:font-name-complex="Arial1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3094" officeooo:paragraph-rsid="00043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 style:master-page-name="Standard">
      <style:paragraph-properties style:page-number="auto"/>
      <style:text-properties officeooo:paragraph-rsid="00017cbe"/>
    </style:style>
    <style:style style:name="T1" style:family="text">
      <style:text-properties officeooo:rsid="00017c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3">14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3">Ticketansicht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3">Ich als Nutzer möchte in der Ticketübersicht auf ein Ticket klicken können, um die spezifischen Information einsehen zu können.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p text:style-name="P2">-<text:span text:style-name="T1">In der Ticketübersicht kann auf einzene Tickets geklickt werden. Daraufhin öffnet sich eine eigen Seite für das spezifische Ticket.</text:span></text:p>
            <text:p text:style-name="P2">-<text:span text:style-name="T1">In der Ticketübersicht lassen sich alle im Dokument ,,erforderte Ticketfelder” aufgelisteten Datenfelder einsehen oder öffnen</text:span></text:p>
            <text:p text:style-name="P2">- <text:span text:style-name="T1">Es existier eine Möglichkeit von der Ticketansicht zurück auf die Tickenübersicht zu gehen, von der aus das Ticket geöffnet wurde.</text:span></text:p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4">10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4">Florian 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6">5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6">8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3-11T14:56:22.100000000</dc:date>
    <meta:editing-duration>PT2M10S</meta:editing-duration>
    <meta:editing-cycles>3</meta:editing-cycles>
    <meta:document-statistic meta:table-count="1" meta:image-count="0" meta:object-count="0" meta:page-count="1" meta:paragraph-count="20" meta:word-count="95" meta:character-count="687" meta:non-whitespace-character-count="611"/>
  </office:meta>
</office:document-meta>
</file>